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7"/>
    <style:style style:name="ce6" style:family="table-cell" style:parent-style-name="Default" style:data-style-name="N39"/>
    <style:style style:name="ce7" style:family="table-cell" style:parent-style-name="Default" style:data-style-name="N38"/>
    <style:style style:name="ce8" style:family="table-cell" style:parent-style-name="Default" style:data-style-name="N36"/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3.75708333333333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12.461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9" table:default-cell-style-name="ce1"/>
        <table:table-column table:style-name="co7" table:number-columns-repeated="16320" table:default-cell-style-name="ce1"/>
        <table:table-row table:style-name="ro1">
          <table:table-cell office:value-type="string" table:number-columns-spanned="4" table:number-rows-spanned="1" table:style-name="ce9">
            <text:p>Kevin McGrane</text:p>
          </table:table-cell>
          <table:covered-table-cell table:number-columns-repeated="3"/>
          <table:table-cell table:number-columns-repeated="3" table:style-name="ce2"/>
          <table:table-cell table:number-columns-repeated="16377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style-name="ce4">
            <text:p>Start Time</text:p>
          </table:table-cell>
          <table:table-cell office:value-type="string" table:style-name="ce4">
            <text:p>End Time</text:p>
          </table:table-cell>
          <table:table-cell office:value-type="string" table:style-name="ce4">
            <text:p>Time Spent</text:p>
          </table:table-cell>
          <table:table-cell office:value-type="string" table:style-name="ce1">
            <text:p>Total time</text:p>
          </table:table-cell>
          <table:table-cell office:value-type="string" table:style-name="ce1">
            <text:p>Quick summary of work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10-04T16:15:00" table:style-name="ce5">
            <text:p>10/04/2021 04:15 PM</text:p>
          </table:table-cell>
          <table:table-cell office:value-type="date" office:date-value="2021-10-04T16:20:00" table:style-name="ce5">
            <text:p>10/04/2021 04:20 PM</text:p>
          </table:table-cell>
          <table:table-cell office:value-type="time" office:time-value="PT0H5M0S" table:formula="of:=[.B4]-[.A4]" table:style-name="ce6">
            <text:p>00:05:00</text:p>
          </table:table-cell>
          <table:table-cell office:value-type="time" office:time-value="PT0H5M0S" table:formula="of:=[.C4]" table:style-name="ce6">
            <text:p>00:05:00</text:p>
          </table:table-cell>
          <table:table-cell office:value-type="string" table:style-name="ce1">
            <text:p>Initialized Time Log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10-06T15:00:00" table:style-name="ce7">
            <text:p>10/6/21 03:00 PM</text:p>
          </table:table-cell>
          <table:table-cell office:value-type="date" office:date-value="2021-10-06T15:45:00" table:style-name="ce7">
            <text:p>10/6/21 03:45 PM</text:p>
          </table:table-cell>
          <table:table-cell office:value-type="time" office:time-value="PT0H45M0S" table:formula="of:=[.B5]-[.A5]" table:style-name="ce6">
            <text:p>00:45:00</text:p>
          </table:table-cell>
          <table:table-cell office:value-type="time" office:time-value="PT0H50M0S" table:formula="of:=[.D4]+[.C5]" table:style-name="ce6">
            <text:p>00:50:00</text:p>
          </table:table-cell>
          <table:table-cell office:value-type="string" table:style-name="ce1">
            <text:p>Met with customer; overall idea of project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10-11T15:50:00" table:style-name="ce7">
            <text:p>10/11/21 03:50 PM</text:p>
          </table:table-cell>
          <table:table-cell office:value-type="date" office:date-value="2021-10-11T16:00:00" table:style-name="ce7">
            <text:p>10/11/21 04:00 PM</text:p>
          </table:table-cell>
          <table:table-cell office:value-type="time" office:time-value="PT0H10M0S" table:formula="of:=[.B6]-[.A6]" table:style-name="ce8">
            <text:p>00:10:00</text:p>
          </table:table-cell>
          <table:table-cell office:value-type="time" office:time-value="PT1H0M0S" table:formula="of:=[.C6]+[.D5]" table:style-name="ce6">
            <text:p>01:00:00</text:p>
          </table:table-cell>
          <table:table-cell office:value-type="string" table:style-name="ce1">
            <text:p>Group Meeting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10-12T15:00:00" table:style-name="ce7">
            <text:p>10/12/21 03:00 PM</text:p>
          </table:table-cell>
          <table:table-cell office:value-type="date" office:date-value="2021-10-12T15:30:00" table:style-name="ce7">
            <text:p>10/12/21 03:30 PM</text:p>
          </table:table-cell>
          <table:table-cell office:value-type="time" office:time-value="PT0H30M0S" table:formula="of:=[.B7]-[.A7]" table:style-name="ce8">
            <text:p>00:30:00</text:p>
          </table:table-cell>
          <table:table-cell office:value-type="time" office:time-value="PT1H30M0S" table:formula="of:=[.C7]+[.D6]" table:style-name="ce6">
            <text:p>01:30:00</text:p>
          </table:table-cell>
          <table:table-cell office:value-type="string" table:style-name="ce1">
            <text:p>Meeting with client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10-13T16:00:00" table:style-name="ce7">
            <text:p>10/13/21 04:00 PM</text:p>
          </table:table-cell>
          <table:table-cell office:value-type="date" office:date-value="2021-10-13T16:15:00" table:style-name="ce7">
            <text:p>10/13/21 04:15 PM</text:p>
          </table:table-cell>
          <table:table-cell office:value-type="time" office:time-value="PT0H15M0S" table:formula="of:=[.B8]-[.A8]" table:style-name="ce8">
            <text:p>00:15:00</text:p>
          </table:table-cell>
          <table:table-cell office:value-type="time" office:time-value="PT1H45M0S" table:formula="of:=[.C8]+[.D7]" table:style-name="ce6">
            <text:p>01:45:00</text:p>
          </table:table-cell>
          <table:table-cell office:value-type="string" table:style-name="ce1">
            <text:p>Created outline document of our project for group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10-19T15:00:00" table:style-name="ce7">
            <text:p>10/19/21 03:00 PM</text:p>
          </table:table-cell>
          <table:table-cell office:value-type="date" office:date-value="2021-10-19T15:05:00" table:style-name="ce7">
            <text:p>10/19/21 03:05 PM</text:p>
          </table:table-cell>
          <table:table-cell office:value-type="time" office:time-value="PT0H5M0S" table:formula="of:=[.B9]-[.A9]" table:style-name="ce8">
            <text:p>00:05:00</text:p>
          </table:table-cell>
          <table:table-cell office:value-type="time" office:time-value="PT1H50M0S" table:formula="of:=[.C9]+[.D8]" table:style-name="ce6">
            <text:p>01:50:00</text:p>
          </table:table-cell>
          <table:table-cell office:value-type="string" table:style-name="ce1">
            <text:p>Short meeting with Phil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10-20T15:00:00" table:style-name="ce7">
            <text:p>10/20/21 03:00 PM</text:p>
          </table:table-cell>
          <table:table-cell office:value-type="date" office:date-value="2021-10-20T15:50:00" table:style-name="ce7">
            <text:p>10/20/21 03:50 PM</text:p>
          </table:table-cell>
          <table:table-cell office:value-type="time" office:time-value="PT0H50M0S" table:formula="of:=[.B10]-[.A10]" table:style-name="ce8">
            <text:p>00:50:00</text:p>
          </table:table-cell>
          <table:table-cell office:value-type="time" office:time-value="PT2H40M0S" table:formula="of:=[.C10]+[.D9]" table:style-name="ce6">
            <text:p>02:40:00</text:p>
          </table:table-cell>
          <table:table-cell office:value-type="string" table:style-name="ce1">
            <text:p>Group meeting, worked on Vision and Scope document together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10-26T15:00:00" table:style-name="ce7">
            <text:p>10/26/21 03:00 PM</text:p>
          </table:table-cell>
          <table:table-cell office:value-type="date" office:date-value="2021-10-26T15:15:00" table:style-name="ce7">
            <text:p>10/26/21 03:15 PM</text:p>
          </table:table-cell>
          <table:table-cell office:value-type="time" office:time-value="PT0H15M0S" table:formula="of:=[.B11]-[.A11]" table:style-name="ce8">
            <text:p>00:15:00</text:p>
          </table:table-cell>
          <table:table-cell office:value-type="time" office:time-value="PT2H55M0S" table:formula="of:=[.C11]+[.D10]" table:style-name="ce6">
            <text:p>02:55:00</text:p>
          </table:table-cell>
          <table:table-cell office:value-type="string" table:style-name="ce1">
            <text:p>Meeting with client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11-02T15:00:00" table:style-name="ce7">
            <text:p>11/2/21 03:00 PM</text:p>
          </table:table-cell>
          <table:table-cell office:value-type="date" office:date-value="2021-11-02T15:15:00" table:style-name="ce7">
            <text:p>11/2/21 03:15 PM</text:p>
          </table:table-cell>
          <table:table-cell office:value-type="time" office:time-value="PT0H15M0S" table:formula="of:=[.B12]-[.A12]" table:style-name="ce8">
            <text:p>00:15:00</text:p>
          </table:table-cell>
          <table:table-cell office:value-type="time" office:time-value="PT0H15M0S" table:formula="of:=[.C12]+[.D18]" table:style-name="ce6">
            <text:p>00:15:00</text:p>
          </table:table-cell>
          <table:table-cell office:value-type="string" table:style-name="ce1">
            <text:p>Meeting with client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11-08T14:30:00" table:style-name="ce7">
            <text:p>11/8/21 02:30 PM</text:p>
          </table:table-cell>
          <table:table-cell office:value-type="date" office:date-value="2021-11-08T15:00:00" table:style-name="ce7">
            <text:p>11/8/21 03:00 PM</text:p>
          </table:table-cell>
          <table:table-cell office:value-type="time" office:time-value="PT0H30M0S" table:formula="of:=[.B13]-[.A13]" table:style-name="ce8">
            <text:p>00:30:00</text:p>
          </table:table-cell>
          <table:table-cell office:value-type="time" office:time-value="PT0H45M0S" table:formula="of:=[.C13]+[.D12]" table:style-name="ce6">
            <text:p>00:45:00</text:p>
          </table:table-cell>
          <table:table-cell office:value-type="string" table:style-name="ce1">
            <text:p>Group meeting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11-09T15:00:00" table:style-name="ce7">
            <text:p>11/9/21 03:00 PM</text:p>
          </table:table-cell>
          <table:table-cell office:value-type="date" office:date-value="2021-11-09T15:25:00" table:style-name="ce7">
            <text:p>11/9/21 03:25 PM</text:p>
          </table:table-cell>
          <table:table-cell office:value-type="time" office:time-value="PT0H25M0S" table:formula="of:=[.B14]-[.A14]" table:style-name="ce8">
            <text:p>00:25:00</text:p>
          </table:table-cell>
          <table:table-cell office:value-type="time" office:time-value="PT0H25M0S" table:formula="of:=[.C14]+[.D21]" table:style-name="ce6">
            <text:p>00:25:00</text:p>
          </table:table-cell>
          <table:table-cell office:value-type="string" table:style-name="ce1">
            <text:p>Meeting with client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2" table:style-name="ce7"/>
          <table:table-cell table:style-name="ce8"/>
          <table:table-cell table:style-name="ce6"/>
          <table:table-cell table:number-columns-repeated="16380" table:style-name="ce1"/>
        </table:table-row>
        <table:table-row table:number-rows-repeated="2" table:style-name="ro1">
          <table:table-cell table:number-columns-repeated="2" table:style-name="ce7"/>
          <table:table-cell table:style-name="ce8"/>
          <table:table-cell table:style-name="ce6"/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7"/>
          <table:table-cell table:style-name="ce8"/>
          <table:table-cell table:style-name="ce6"/>
          <table:table-cell table:number-columns-repeated="16380"/>
        </table:table-row>
        <table:table-row table:style-name="ro1">
          <table:table-cell table:number-columns-repeated="16384"/>
        </table:table-row>
        <table:table-row table:number-rows-repeated="5" table:style-name="ro1">
          <table:table-cell table:number-columns-repeated="2" table:style-name="ce7"/>
          <table:table-cell table:style-name="ce8"/>
          <table:table-cell table:style-name="ce6"/>
          <table:table-cell table:number-columns-repeated="16380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date-style style:name="N37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38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ime-style style:name="N39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1" style:scale-to="100%" style:table-centering="none" style:print="objects charts drawing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Kevin</meta:initial-creator>
    <dc:creator>Kevin</dc:creator>
    <meta:creation-date>2021-10-01T12:56:25Z</meta:creation-date>
    <dc:date>2021-11-22T07:32:14Z</dc:date>
    <meta:editing-cycles>29</meta:editing-cycles>
    <meta:editing-duration>PT10286S</meta:editing-duration>
    <meta:user-defined meta:name="AppVersion">15.0000</meta:user-defined>
  </office:meta>
</office:document-meta>
</file>